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Heading_20_4" style:master-page-name="First_20_Page">
      <style:paragraph-properties style:page-number="auto"/>
      <style:text-properties fo:background-color="#ffcc99"/>
    </style:style>
    <style:style style:name="P11" style:family="paragraph" style:parent-style-name="Text_20_body">
      <style:text-properties fo:color="#666666" style:font-name="Arial1" fo:font-size="9pt" style:font-size-asian="9pt" style:font-size-complex="9pt"/>
    </style:style>
    <style:style style:name="P12" style:family="paragraph" style:parent-style-name="Text_20_body">
      <style:text-properties fo:color="#666666" style:font-name="Arial1" fo:font-size="9pt" style:text-underline-style="none" style:font-size-asian="9pt" style:font-size-complex="9pt"/>
    </style:style>
    <style:style style:name="P13" style:family="paragraph" style:parent-style-name="Text_20_body" style:list-style-name="L1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#ffffcc" style:font-weight-asian="normal" style:font-weight-complex="normal"/>
    </style:style>
    <style:style style:name="T3" style:family="text">
      <style:text-properties fo:font-weight="normal" fo:background-color="#ffcc9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 style:font-name="FreeSerif5" fo:font-size="11pt" fo:font-style="italic" fo:font-weight="normal" fo:background-color="#ffcc9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8" style:family="text">
      <style:text-properties fo:background-color="#ffcc99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Képzettség neve</text:h>
      <text:p text:style-name="Text_20_body"><text:span text:style-name="T1">Próba: </text:span><text:span text:style-name="T3">dobható</text:span><text:span text:style-name="T2"> <text:s/>/ <text:s/></text:span><text:span text:style-name="T3">nincs, csak biztos tudásból</text:span></text:p>
      <text:p text:style-name="Text_20_body"><text:span text:style-name="T1">Domináns Tulajdonságok</text:span>: <text:span text:style-name="T8">xyz</text:span></text:p>
      <text:p text:style-name="Text_20_body"><text:span text:style-name="T1">Leírás</text:span>: <text:span text:style-name="T8">xyz</text:span></text:p>
      <text:p text:style-name="Text_20_body"><text:span text:style-name="T1">Kapcsolódó fortélyok</text:span>: <text:span text:style-name="T8">xyz</text:span></text:p>
      <text:p text:style-name="P8"><text:span text:style-name="T4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6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xyz</text:p>
            <text:p text:style-name="P4"><text:span text:style-name="T4">Példa</text:span>: <text:span text:style-name="T8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4">Példa</text:span>: <text:span text:style-name="T8">xyz</text:span></text:p>
          </table:table-cell>
          <table:table-cell table:style-name="Táblázat19.A3" office:value-type="string">
            <text:p text:style-name="P5"/>
          </table:table-cell>
          <table:table-cell table:style-name="Táblázat19.D3" office:value-type="string">
            <text:p text:style-name="P5"/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4">Példa</text:span>: <text:span text:style-name="T8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4">Példa</text:span>: <text:span text:style-name="T8">xyz</text:span></text:p>
          </table:table-cell>
          <table:table-cell table:style-name="Táblázat19.A3" office:value-type="string">
            <text:p text:style-name="P5"/>
          </table:table-cell>
          <table:table-cell table:style-name="Táblázat19.D3" office:value-type="string">
            <text:p text:style-name="P5"/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4">Példa</text:span>: <text:span text:style-name="T8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</table:table>
      <text:p text:style-name="P9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7">Könnyű (</text:span>6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7">Átlagos</text:span> (9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7">Nehéz</text:span> (12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7">Nagyon nehéz</text:span> (15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7">Rendkívül nehéz</text:span> (18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7">Emberfeletti</text:span> (21)</text:p>
          </table:table-cell>
          <table:table-cell table:style-name="Táblázat20.B2" office:value-type="string">
            <text:p text:style-name="P4"/>
          </table:table-cell>
        </table:table-row>
      </table:table>
      <text:p text:style-name="Text_20_body">Célszámot módosító körülmények:</text:p>
      <text:list text:style-name="L1">
        <text:list-item>
          <text:p text:style-name="P13"><text:span text:style-name="_5b_RPG_5d__20_Áthúzott"><text:span text:style-name="T5">xyz</text:span></text:span></text:p>
        </text:list-item>
      </text:list>
      <text:p text:style-name="P12">Megjegyzés a kidolgozáshoz: <text:span text:style-name="T1">Képzettség párok</text:span></text:p>
      <text:p text:style-name="P11">Bizonyos képzettségek „függésben" vannak egymástól, azaz az adott képzettség legfeljebb egy meghatározott szinttel lehet magasabb a másik, kapcsolódó képzettségnél. Az ilyen egyedi függéseket jelezzük az adott képzettség leírásánál."</text:p>
      <text:p text:style-name="P11">Tehát, ha az épp kidolgozandó képzettségnek van ilyen párja, azt külön írjátok bele, de ne a leírásba, hanem külön sorba: "Képzettség párja: xyz képzettsé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km100 képzettségrendszer</dc:title>
    <dc:subject>Képzettségrendszer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2" meta:word-count="134" meta:character-count="950"/>
  </office:meta>
</office:document-meta>
</file>